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work on Kerr transforms and geodesics does not rely upon Geometric Algebra and uses the intrinsic Maxima functions within ctensor() </text:p>
      <text:p text:style-name="Standard"/>
      <text:p text:style-name="P1">Notes on the ingoing geodesics for matter as derived from the Kerr-Athel metric!</text:p>
      <text:p text:style-name="P1"/>
      <text:p text:style-name="Standard">I have used the words 'mixed frame' for ratios of differentials for which the numerator is in the rest frame (the fast time cosmic rest frame) and the denominator is in the 'proper' slow time comoving frame.</text:p>
      <text:p text:style-name="Standard"/>
      <text:p text:style-name="Standard">So a mixed <text:s/>velocity can have a value &lt; -1 while the cosmic velocity is still in the range [-1,0]</text:p>
      <text:p text:style-name="Standard"/>
      <text:p text:style-name="Standard">The proper time is tau with differential, dtau.</text:p>
      <text:p text:style-name="Standard"/>
      <text:p text:style-name="Standard">Two second order ordinary differential equations (ODEs) that can be integrated as four ODEs with the maxima Runge-Kutta function, rk(..).</text:p>
      <text:p text:style-name="Standard"/>
      <text:p text:style-name="Standard">The spatial equation turns out to be the same as Alan Guth gets using the Schwarzschild metric <text:s/>and that equation appears to be very simple, like a 'mixed' form of Newton's equation. </text:p>
      <text:p text:style-name="Standard"/>
      <text:p text:style-name="Standard">The second equation (for the evolution of the time dilation) derived from my metric was not given for the Schwarzschild metric in the online lecture.</text:p>
      <text:p text:style-name="Standard"/>
      <text:p text:style-name="Standard">It looks like the two metrics may be spatially equivalent but mine does not have infalling matter becoming frozen on the Schwarzschild event horizon, we just appear to sail right through it.</text:p>
      <text:p text:style-name="Standard"/>
      <text:p text:style-name="Standard">For the 3D version in the theta=0 plane, components of velocity are used; radial and tangential.</text:p>
      <text:p text:style-name="Standard">It could be worth extending the domain to see if we could really glance off the compact mass and achieve time travel.</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3M30S</meta:editing-duration>
    <meta:editing-cycles>15</meta:editing-cycles>
    <meta:generator>OpenOffice.org/3.3$Win32 OpenOffice.org_project/330m20$Build-9567</meta:generator>
    <dc:date>2022-04-09T14:42:06.81</dc:date>
    <dc:creator>s </dc:creator>
    <meta:document-statistic meta:table-count="0" meta:image-count="0" meta:object-count="0" meta:page-count="1" meta:paragraph-count="11" meta:word-count="246" meta:character-count="1439"/>
    <meta:user-defined meta:name="Info 1"/>
    <meta:user-defined meta:name="Info 2"/>
    <meta:user-defined meta:name="Info 3"/>
    <meta:user-defined meta:name="Info 4"/>
  </office:meta>
</office:document-meta>
</file>